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3.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49cm" fo:min-width="3.899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4pt" fo:font-weight="bold" fo:background-color="#ffff00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fo:background-color="#ffff00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fo:background-color="#ffff00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7.35cm" svg:y="5.76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85cm" svg:height="3.175cm" svg:x="7.35cm" svg:y="12.112cm">
          <text:p text:style-name="P2"><text:span text:style-name="T1">Read na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985cm" svg:height="3.175cm" svg:x="7.058cm" svg:y="17.454cm">
          <text:p text:style-name="P2"><text:span text:style-name="T1">Print na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35cm" svg:height="3.81cm" svg:x="7.032cm" svg:y="22.589cm">
          <text:p text:style-name="P2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525cm" svg:y1="9.572cm" svg:x2="10.525cm" svg:y2="12.112cm">
          <text:p/>
        </draw:line>
        <draw:line draw:style-name="gr4" draw:text-style-name="P3" draw:layer="layout" svg:x1="10.525cm" svg:y1="15.287cm" svg:x2="10.525cm" svg:y2="17.509cm">
          <text:p/>
        </draw:line>
        <draw:line draw:style-name="gr4" draw:text-style-name="P3" draw:layer="layout" svg:x1="10.207cm" svg:y1="20.367cm" svg:x2="10.207cm" svg:y2="22.589cm">
          <text:p/>
        </draw:line>
        <draw:frame draw:style-name="gr5" draw:text-style-name="P5" draw:layer="layout" svg:width="13.335cm" svg:height="2.54cm" svg:x="3.54cm" svg:y="1.635cm">
          <draw:text-box>
            <text:p text:style-name="P4"><text:span text:style-name="T2">Read a name from user and print 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1T12:45:28.436977868</meta:creation-date>
    <dc:date>2023-12-11T12:52:40.416621825</dc:date>
    <meta:editing-duration>PT7M15S</meta:editing-duration>
    <meta:editing-cycles>1</meta:editing-cycles>
    <meta:document-statistic meta:object-count="8"/>
    <meta:generator>LibreOffice/7.3.7.2$Linux_X86_64 LibreOffice_project/30$Build-2</meta:generator>
  </office:meta>
</office:document-meta>
</file>